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9.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гость</text:p>
          </table:table-cell>
          <table:table-cell office:value-type="string" calcext:value-type="string">
            <text:p>пользователь</text:p>
          </table:table-cell>
          <table:table-cell office:value-type="string" calcext:value-type="string">
            <text:p>админ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users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users/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users/{id}/</text:p>
          </table:table-cell>
          <table:table-cell office:value-type="string" calcext:value-type="string">
            <text:p>+</text:p>
          </table:table-cell>
          <table:table-cell table:style-name="ce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users/m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users/set_password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auth/token/login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auth/token/logout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tags/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tags/{id}/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recipes/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recipes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recipes/{id}/</text:p>
          </table:table-cell>
          <table:table-cell office:value-type="string" calcext:value-type="string">
            <text:p>+</text:p>
          </table:table-cell>
          <table:table-cell table:style-name="ce3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<text:a xlink:href="http://localhost:8000/" xlink:type="simple">http://localhost:8000/</text:a>api/recipes/{id}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<text:a xlink:href="http://localhost:8000/" xlink:type="simple">http://localhost:8000/</text:a>api/recipes/{id}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</text:a>/api/recipes/download_shopping_cart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recipes/{id}/shopping_cart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<text:a xlink:href="http://localhost:8000/" xlink:type="simple">http://localhost:8000/</text:a>api/recipes/{id}/shopping_cart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<text:a xlink:href="http://localhost:8000/" xlink:type="simple">http://localhost:8000/</text:a>api/recipes/favorit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recipes/{id}/favorit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<text:a xlink:href="http://localhost:8000/" xlink:type="simple">http://localhost:8000/</text:a>api/recipes/{id}/favorit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users/subscriptions/</text:p>
          </table:table-cell>
          <table:table-cell/>
          <table:table-cell table:style-name="ce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users/{id}/subscrib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<text:a xlink:href="http://localhost:8000/" xlink:type="simple">http://localhost:8000/</text:a>api/users/{id}/subscrib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ingredients/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ingredients/{id}/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14:24:40.693343083</meta:creation-date>
    <dc:date>2023-05-29T15:00:20.744090298</dc:date>
    <meta:editing-duration>PT35M40S</meta:editing-duration>
    <meta:editing-cycles>2</meta:editing-cycles>
    <meta:generator>LibreOffice/7.5.3.2$Linux_X86_64 LibreOffice_project/50$Build-2</meta:generator>
    <meta:document-statistic meta:table-count="1" meta:cell-count="86" meta:object-count="0"/>
  </office:meta>
</office:document-meta>
</file>